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000000" style:font-name="Segoe UI Semibold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10pt" fo:font-style="italic" fo:text-shadow="none" fo:font-weight="bold" style:font-name-asian="Segoe UI1" style:font-size-asian="10pt" style:font-style-asian="italic" style:font-weight-asian="bold" style:font-name-complex="Segoe UI1" style:font-size-complex="10pt" style:font-style-complex="italic" style:font-weight-complex="bold"/>
    </style:style>
    <style:style style:name="P7" style:family="paragraph">
      <style:paragraph-properties fo:margin-left="0cm" fo:margin-right="0cm" fo:margin-top="0cm" fo:margin-bottom="0cm" fo:text-align="start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7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0.762cm">
          <draw:text-box>
            <text:p text:style-name="P1"><text:span text:style-name="T1">EPISTLE</text:span></text:p>
            <text:p text:style-name="P1"><text:span text:style-name="T2">Hebrews 3:12–1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892cm" svg:height="5.588cm" svg:x="1.524cm" svg:y="0.762cm">
          <draw:text-box>
            <text:p><text:span text:style-name="T3">12</text:span><text:span text:style-name="T4">Take care, brothers, lest there be in any of you an evil, unbelieving heart, leading you to fall away from the living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0">
        <draw:frame draw:style-name="gr4" draw:text-style-name="P4" draw:layer="layout" svg:width="24.638cm" svg:height="5.08cm" svg:x="1.524cm" svg:y="0.762cm">
          <draw:text-box>
            <text:p><text:span text:style-name="T3">13</text:span><text:span text:style-name="T4">But exhort one another every day, as long as it is called “today,” that none of you may be hardened by the deceitfulness of s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2" presentation:presentation-page-layout-name="AL1T0">
        <draw:frame draw:style-name="gr5" draw:text-style-name="P6" draw:layer="layout" svg:width="24.638cm" svg:height="6.784cm" svg:x="1.741cm" svg:y="0.836cm">
          <draw:text-box>
            <text:p><text:span text:style-name="T5">14</text:span><text:span text:style-name="T6">For we share in Christ, if indeed we hold our original confidence firm to the end. </text:span><text:span text:style-name="T5">15</text:span><text:span text:style-name="T6">As it is said, </text:span><text:span text:style-name="T7">“Today, if you hear his voice, do not harden your hearts as in the rebellion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3" presentation:presentation-page-layout-name="AL1T0">
        <draw:frame draw:style-name="gr6" draw:text-style-name="P8" draw:layer="layout" svg:width="25.146cm" svg:height="7.766cm" svg:x="1.356cm" svg:y="0.905cm">
          <draw:text-box>
            <text:p text:style-name="P7"><text:span text:style-name="T5">16</text:span><text:span text:style-name="T6">For who were those who heard and yet rebelled? Was it not all those who left Egypt led by Moses? </text:span><text:span text:style-name="T5">17</text:span><text:span text:style-name="T6">And with whom was he provoked for forty years? Was it not with those who sinned, whose bodies fell in the wilderness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 presentation:presentation-page-layout-name="AL1T0">
        <draw:frame draw:style-name="gr7" draw:text-style-name="P9" draw:layer="layout" svg:width="24.892cm" svg:height="6.56cm" svg:x="1.378cm" svg:y="0.806cm">
          <draw:text-box>
            <text:p><text:span text:style-name="T5">18</text:span><text:span text:style-name="T6">And to whom did he swear that they would not enter his rest, but to those who were disobedient? </text:span><text:span text:style-name="T5">19</text:span><text:span text:style-name="T6">So we see that they were unable to enter because of unbelief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0:43:50.835000000</meta:creation-date>
    <dc:title>Hymn template</dc:title>
    <meta:editing-duration>PT15M12S</meta:editing-duration>
    <meta:editing-cycles>6</meta:editing-cycles>
    <meta:generator>LibreOffice/6.0.6.2$Windows_X86_64 LibreOffice_project/0c292870b25a325b5ed35f6b45599d2ea4458e77</meta:generator>
    <meta:initial-creator>Arthur Hoch</meta:initial-creator>
    <dc:date>2018-10-12T11:19:52.780000000</dc:date>
    <meta:document-statistic meta:object-count="94"/>
    <meta:template xlink:type="simple" xlink:actuate="onRequest" xlink:title="Hymn template" xlink:href="../../AppData/Roaming/LibreOffice/4/user/template/Worship%20Templsates/Hymn%20template.otp" meta:date="2015-10-10T10:43:50.725000000"/>
  </office:meta>
</office:document-meta>
</file>